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iberation Mono', Menlo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Nirmala UI" svg:font-family="'Nirmala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Nirmala UI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style:font-name="Nirmala U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style:font-name="Nirmala U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style:font-name="Nirmala UI" fo:font-size="16pt" style:text-underline-style="none" fo:font-weight="normal" style:font-size-asian="16pt" style:font-weight-asian="normal" style:font-size-complex="16pt" style:font-weight-complex="normal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333333" style:font-name="Nirmala UI" fo:font-size="14pt" fo:letter-spacing="normal" fo:font-style="normal" fo:font-weight="normal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margin-top="0in" fo:margin-bottom="0in" fo:orphans="2" fo:widows="2"/>
      <style:text-properties fo:font-variant="normal" fo:text-transform="none" fo:color="#333333" style:font-name="Nirmala UI" fo:font-size="14pt" fo:letter-spacing="normal" fo:font-style="normal" fo:font-weight="normal" style:font-size-asian="14pt" style:font-size-complex="14pt"/>
    </style:style>
    <style:style style:name="P8" style:family="paragraph" style:parent-style-name="Preformatted_20_Text">
      <style:paragraph-properties fo:margin-top="0in" fo:margin-bottom="0in" fo:orphans="2" fo:widows="2"/>
      <style:text-properties style:font-name="Nirmala UI" fo:font-size="14pt" style:font-size-asian="14pt" style:font-size-complex="14pt"/>
    </style:style>
    <style:style style:name="T1" style:family="text">
      <style:text-properties fo:font-variant="normal" fo:text-transform="none" fo:color="#333333" fo:letter-spacing="normal" fo:font-style="normal"/>
    </style:style>
    <style:style style:name="T2" style:family="text">
      <style:text-properties fo:font-variant="normal" fo:text-transform="none" fo:color="#333333" fo:letter-spacing="normal" fo:font-style="normal" style:text-underline-style="solid" style:text-underline-width="auto" style:text-underline-color="font-color"/>
    </style:style>
    <style:style style:name="T3" style:family="text">
      <style:text-properties fo:font-variant="normal" fo:text-transform="none" fo:color="#333333" fo:font-size="9pt" fo:letter-spacing="normal" fo:font-style="normal" fo:font-weight="normal"/>
    </style:style>
    <style:style style:name="T4" style:family="text">
      <style:text-properties fo:font-variant="normal" fo:text-transform="none" fo:color="#333333" fo:font-size="14pt" fo:letter-spacing="normal" fo:font-style="normal" fo:font-weight="normal" style:font-size-asian="14pt" style:font-size-complex="14pt"/>
    </style:style>
    <style:style style:name="T5" style:family="text">
      <style:text-properties style:font-name="Nirmala UI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Hello World</text:span></text:p>
      <text:p text:style-name="P4"><text:span text:style-name="T1"/></text:p>
      <text:p text:style-name="P5"><text:span text:style-name="T1">My name is Corey </text:span><text:a xlink:type="simple" xlink:href="http://openinspired.org/user/corwest/" text:style-name="Internet_20_link" text:visited-style-name="Visited_20_Internet_20_Link">@corwest</text:a><text:span text:style-name="T1"> and this is my collection of files from the </text:span><text:a xlink:type="simple" xlink:href="http://openinspired.org/" text:style-name="Internet_20_link" text:visited-style-name="Visited_20_Internet_20_Link">Open inspired Project</text:a><text:span text:style-name="T1">. Please visit the </text:span><text:a xlink:type="simple" xlink:href="http://openinspired.org/forum/" text:style-name="Internet_20_link" text:visited-style-name="Visited_20_Internet_20_Link">Forums over at OI</text:a><text:span text:style-name="T1"> and become a member and contribute!</text:span></text:p>
      <text:p text:style-name="P4"><text:span text:style-name="T1"/></text:p>
      <text:p text:style-name="P4"><text:span text:style-name="T1">Printing</text:span></text:p>
      <text:p text:style-name="P3"><text:span text:style-name="T1"/></text:p>
      <text:p text:style-name="P6"><text:span text:style-name="T7">Conversion</text:span>- I may add stl versions later on but until I do, these step/stp files must be converted to stl format for printing. any cad software can accomplish this. I use Autodesk 123D Design and Fusion360.</text:p>
      <text:p text:style-name="P8"/>
      <text:p text:style-name="P7"><text:span text:style-name="T8">Printing</text:span> - All these files have been designed to be printed at 100% scale, 50-100% infil depending on structural load.</text:p>
      <text:p text:style-name="P8"/>
      <text:p text:style-name="P7"><text:span text:style-name="T8">Filament</text:span> - These have also been designed to be used with a near-zero shrinkage filament. PETg is what I use and if you wish to use ABS or similar then scaling accordingly will need to be done to account for shrinkage.</text:p>
      <text:p text:style-name="P3"><text:span text:style-name="T1"/></text:p>
      <text:p text:style-name="P3"><text:span text:style-name="T2">Credits</text:span></text:p>
      <text:p text:style-name="P2"><text:span text:style-name="T3"/></text:p>
      <text:p text:style-name="P2"><text:span text:style-name="T4">Most all original designs go to Dale Rogers </text:span><text:a xlink:type="simple" xlink:href="http://openinspired.org/user/dale/" text:style-name="Internet_20_link" text:visited-style-name="Visited_20_Internet_20_Link">@Dale</text:a><text:span text:style-name="T4"> when he created the</text:span><text:a xlink:type="simple" xlink:href="http://openinspired.org/" text:style-name="Internet_20_link" text:visited-style-name="Visited_20_Internet_20_Link"> Open Ispired Project</text:a><text:span text:style-name="T4">. Many of the Boom designs originated from the </text:span><text:a xlink:type="simple" xlink:href="https://www.rcgroups.com/forums/showthread.php?2399740-DJI-Inspire-3D-Printable-Quadcopter-V1-5!" text:style-name="Internet_20_link" text:visited-style-name="Visited_20_Internet_20_Link">Printed Inspire v1.5 thread</text:a><text:span text:style-name="T4"> and </text:span><text:a xlink:type="simple" xlink:href="https://www.rcgroups.com/forums/member.php?u=402700" text:style-name="Internet_20_link" text:visited-style-name="Visited_20_Internet_20_Link">@fragmaster</text:a><text:span text:style-name="T4">, </text:span><text:a xlink:type="simple" xlink:href="https://www.rcgroups.com/forums/member.php?u=28470" text:style-name="Internet_20_link" text:visited-style-name="Visited_20_Internet_20_Link">@helifrek</text:a><text:span text:style-name="T4">. Many thanks to all in that thread for the work they have done and inspiring me to join @dale and OI.</text:span><text:span text:style-name="T6"> </text:span></text:p>
      <text:p text:style-name="P2"><text:span text:style-name="T6"/></text:p>
      <text:p text:style-name="P1"><text:span text:style-name="T5">All of the early contributors of OI. @dale, </text:span><text:a xlink:type="simple" xlink:href="http://openinspired.org/user/stanv/" text:style-name="Internet_20_link" text:visited-style-name="Visited_20_Internet_20_Link"><text:span text:style-name="T5">@StanV</text:span></text:a><text:span text:style-name="T5">, </text:span><text:a xlink:type="simple" xlink:href="http://openinspired.org/user/whitedrag0n/" text:style-name="Internet_20_link" text:visited-style-name="Visited_20_Internet_20_Link"><text:span text:style-name="T5">@WhitedragOn</text:span></text:a><text:span text:style-name="T5">, </text:span><text:a xlink:type="simple" xlink:href="http://openinspired.org/user/darrene/" text:style-name="Internet_20_link" text:visited-style-name="Visited_20_Internet_20_Link"><text:span text:style-name="T5">@DarrenE</text:span></text:a><text:span text:style-name="T5">, </text:span><text:a xlink:type="simple" xlink:href="http://openinspired.org/user/fugbucker/" text:style-name="Internet_20_link" text:visited-style-name="Visited_20_Internet_20_Link"><text:span text:style-name="T5">@FugBucker</text:span></text:a></text:p>
      <text:p text:style-name="P1"><text:span text:style-name="T5"/></text:p>
      <text:p text:style-name="P1"><text:span text:style-name="T5">Please see the main branch of OI over at Dale's github </text:span><text:a xlink:type="simple" xlink:href="https://github.com/Duds/OI-Piranha" text:style-name="Internet_20_link" text:visited-style-name="Visited_20_Internet_20_Link"><text:span text:style-name="T5">HERE</text:span></text:a><text:span text:style-name="T5">.</text:span></text:p>
      <text:p text:style-name="P2"><text:span text:style-name="T6"/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iberation Mono', Menlo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Nirmala UI" svg:font-family="'Nirmala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2T22:34:44.45</meta:creation-date>
    <meta:document-statistic meta:table-count="0" meta:image-count="0" meta:object-count="0" meta:page-count="1" meta:paragraph-count="10" meta:word-count="207" meta:character-count="1170"/>
    <dc:date>2016-12-12T22:56:13.48</dc:date>
    <meta:editing-duration>PT6M18S</meta:editing-duration>
    <meta:editing-cycles>1</meta:editing-cycles>
    <meta:generator>OpenOffice/4.1.2$Win32 OpenOffice.org_project/412m3$Build-9782</meta:generator>
  </office:meta>
</office:document-meta>
</file>